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TUSB2046BVF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HX809T-3.08V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HY6M49SOB1T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USB Mini B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 A Socke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1X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27p 08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0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60 0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14]);&quot;&quot;;([.D14]&gt;=[.C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istor 1.5K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7 08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0 080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5K 080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calcext:conditional-formats>
          <calcext:conditional-format calcext:target-range-address="Sheet1.E1:Sheet1.E63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53:20.505000000</meta:creation-date>
    <dc:date>2024-04-26T17:45:35.550000000</dc:date>
    <meta:editing-duration>PT52M14S</meta:editing-duration>
    <meta:editing-cycles>4</meta:editing-cycles>
    <meta:generator>LibreOffice/7.6.6.3$Windows_X86_64 LibreOffice_project/d97b2716a9a4a2ce1391dee1765565ea469b0ae7</meta:generator>
    <meta:document-statistic meta:table-count="1" meta:cell-count="138" meta:object-count="0"/>
  </office:meta>
</office:document-meta>
</file>